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60:items.J60 items.J57:items.J58 items.J61:items.J141 items.G72:items.I73 items.G67:items.I67 items.G62:items.I63 items.K2:items.K119 items.D1:items.E145 items.G15:items.G15 items.G17:items.G17 items.G11:items.J14 items.G10:items.G10 items.J10:items.J10 items.I46:items.J46 items.G43:items.H46 items.G41:items.G44 items.I45:items.I45 items.G59:items.G60 items.I59:items.J59 items.G65:items.G66 items.I65:items.I66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6:colours.XFD1048576 colours.B92:colours.O92 colours.A166:colours.AC1048576 colours.C21:colours.O91 colours.C93:colours.D107 colours.R150:colours.AC163 colours.B164:colours.AC165 colours.AF139:colours.AK164 colours.B107:colours.B110 colours.AE138:colours.AK138 colours.BA21:colours.BD21 colours.BF21:colours.XFD21 colours.AM138:colours.AN138 colours.AS21:colours.AZ22 colours.BA22:colours.XFD22 colours.CV119:colours.XFD121 colours.AD150:colours.AD1048576 colours.AE165:colours.AK165 colours.AF104:colours.AL111 colours.R119:colours.AD149 colours.AF132:colours.AK137 colours.AF113:colours.AL115 colours.AM165:colours.AO165 colours.AE112:colours.AO112 colours.AE119:colours.AO119 colours.CZ122:colours.XFD165 colours.CR119:colours.CU124 colours.CZ23:colours.XFD118 colours.CR117:colours.CY118 colours.R108:colours.AD117 colours.AE116:colours.AO117 colours.R118:colours.AQ118 colours.AF49:colours.AL66 colours.AF21:colours.AL43 colours.AF45:colours.AL45 colours.E104:colours.AD107 colours.AF120:colours.AL124 colours.CV122:colours.CY124 colours.AS104:colours.CY111 colours.AS132:colours.CY164 colours.AS113:colours.CY115 colours.AR112:colours.CY112 colours.AR117:colours.CQ119 colours.AR165:colours.CY165 colours.AP116:colours.CY116 colours.AS49:colours.CY66 colours.AE67:colours.CY67 colours.AS23:colours.CY43 colours.AE44:colours.CY44 colours.AS45:colours.CY45 colours.AE46:colours.CY46 colours.AS120:colours.CQ124 colours.AE125:colours.CY125 colours.E93:colours.O103 colours.AF68:colours.AL102 colours.AS68:colours.CY102 colours.AE103:colours.CY103 colours.AF126:colours.AL130 colours.AS126:colours.CY130 colours.AE131:colours.CY131 colours.C108:colours.Q163 colours.A21:colours.A56 colours.AF47:colours.AL47 colours.AS47:colours.CY47 colours.P22:colours.Q103 colours.AE48:colours.CY48 colours.R21:colours.AD103 colours.AL132:colours.AL165 colours.AM136:colours.AR136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9:colours.AL164 colours.AL137:colours.AL137 colours.AG22:colours.AL22 colours.AL113:colours.AL115 colours.AG139:colours.AH164 colours.AG132:colours.AH137 colours.AG104:colours.AH111 colours.AL104:colours.AL111 colours.AG113:colours.AH115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9:colours.AK49 colours.AI51:colours.AK51 colours.AI53:colours.AK53 colours.AI55:colours.AK55 colours.AI57:colours.AK57 colours.AI59:colours.AK59 colours.AI61:colours.AK61 colours.AI63:colours.AK63 colours.AI65:colours.AK65 colours.AI68:colours.AK68 colours.AI70:colours.AK70 colours.AI72:colours.AK72 colours.AI74:colours.AK74 colours.AI76:colours.AK76 colours.AI78:colours.AK78 colours.AI80:colours.AK80 colours.AI82:colours.AK82 colours.AI84:colours.AK84 colours.AI86:colours.AK86 colours.AI88:colours.AK88 colours.AI90:colours.AK90 colours.AI92:colours.AK92 colours.AI94:colours.AK94 colours.AI96:colours.AK96 colours.AI98:colours.AK98 colours.AI100:colours.AK100 colours.AI102:colours.AK102 colours.AI105:colours.AK105 colours.AI107:colours.AK107 colours.AI109:colours.AK109 colours.AI111:colours.AK111 colours.AI113:colours.AK113 colours.AI115:colours.AK115 colours.AI119:colours.AK119 colours.AI121:colours.AK121 colours.AI123:colours.AK123 colours.AI126:colours.AK126 colours.AI128:colours.AK128 colours.AI130:colours.AK130 colours.AI133:colours.AK133 colours.AI135:colours.AK135 colours.AI137:colours.AK137 colours.AI139:colours.AK139 colours.AI141:colours.AK141 colours.AI143:colours.AK143 colours.AI145:colours.AK145 colours.AI147:colours.AK147 colours.AI149:colours.AK149 colours.AI151:colours.AK151 colours.AI153:colours.AK153 colours.AI155:colours.AK155 colours.AI157:colours.AK157 colours.AI159:colours.AK159 colours.AI161:colours.AK161 colours.AI163:colours.AK163 colours.AI165:colours.AK165 colours.AG49:colours.AH66 colours.AL49:colours.AL66 colours.AG23:colours.AH43 colours.AL23:colours.AL43 colours.AL120:colours.AL124 colours.AG120:colours.AH124 colours.AG68:colours.AH102 colours.AL68:colours.AL102 colours.AL126:colours.AL130 colours.AG126:colours.AH130 colours.AG47:colours.AH47 colours.AL47:colours.AL47 colours.AL132:colours.AL135">
            <calcext:condition calcext:apply-style-name="ConditionalStyle_10" calcext:value="&gt;0" calcext:base-cell-address="colours.AG22"/>
          </calcext:conditional-format>
          <calcext:conditional-format calcext:target-range-address="colours.AE139:colours.AE164 colours.AM139:colours.AN164 colours.AE132:colours.AE137 colours.AM137:colours.AN137 colours.AE104:colours.AE111 colours.AM104:colours.AN111 colours.AE113:colours.AE115 colours.AM113:colours.AN115 colours.AE49:colours.AE66 colours.AM49:colours.AN66 colours.AE21:colours.AE43 colours.AM21:colours.AN43 colours.AE45:colours.AE45 colours.AM45:colours.AN45 colours.AE120:colours.AE124 colours.AM120:colours.AN124 colours.AE68:colours.AE102 colours.AM68:colours.AN102 colours.AE126:colours.AE130 colours.AM126:colours.AN130 colours.AE47:colours.AE47 colours.AM47:colours.AN47 colours.AM132:colours.AN135">
            <calcext:condition calcext:apply-style-name="ConditionalStyle_10" calcext:value="&gt;0" calcext:base-cell-address="colours.AE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50:colours.BE50 colours.BE52:colours.BE52 colours.BE54:colours.BE54 colours.BE56:colours.BE56 colours.BE58:colours.BE58">
            <calcext:condition calcext:apply-style-name="ConditionalStyle_10" calcext:value="&gt;0" calcext:base-cell-address="colours.BE21"/>
          </calcext:conditional-format>
          <calcext:conditional-format calcext:target-range-address="colours.AR137:colours.AR164 colours.AO104:colours.AR111 colours.AR113:colours.AR115 colours.AO137:colours.AO164 colours.AO113:colours.AO115 colours.AP137:colours.AQ165 colours.AP112:colours.AQ115 colours.AP117:colours.AQ117 colours.AO49:colours.AR66 colours.AO21:colours.AR43 colours.AO45:colours.AR45 colours.AR120:colours.AR124 colours.AO120:colours.AO124 colours.AP119:colours.AQ124 colours.AO68:colours.AR102 colours.AO126:colours.AR130 colours.AO47:colours.AR47 colours.AO132:colours.AR135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11" calcext:value-type="float">
            <text:p>111</text:p>
          </table:table-cell>
          <table:table-cell table:formula="of:=[.C4]/SUM([.$C:.$C])" office:value-type="percentage" office:value="0.770833333333333" calcext:value-type="percentage">
            <text:p>77.08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2" calcext:value-type="float">
            <text:p>32</text:p>
          </table:table-cell>
          <table:table-cell table:formula="of:=[.C5]/SUM([.$C:.$C])" office:value-type="percentage" office:value="0.222222222222222" calcext:value-type="percentage">
            <text:p>22.22%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30T12:21:33.492911485</dc:date>
    <meta:editing-cycles>1270</meta:editing-cycles>
    <meta:editing-duration>P134DT14H37M56S</meta:editing-duration>
    <meta:generator>LibreOffice/25.2.6.2$Linux_X86_64 LibreOffice_project/520$Build-2</meta:generator>
    <meta:document-statistic meta:table-count="9" meta:cell-count="22835" meta:object-count="0"/>
    <meta:user-defined meta:name="AppVersion">15.0000</meta:user-defined>
  </office:meta>
</office:document-meta>
</file>